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size="15pt" officeooo:paragraph-rsid="0000a8ae" style:font-size-asian="15pt" style:font-size-complex="15pt"/>
    </style:style>
    <style:style style:name="P2" style:family="paragraph" style:parent-style-name="Heading_20_1" style:list-style-name="">
      <style:text-properties fo:font-size="15pt" style:font-size-asian="15pt" style:font-size-complex="15pt"/>
    </style:style>
    <style:style style:name="P3" style:family="paragraph" style:parent-style-name="Heading_20_1">
      <style:paragraph-properties fo:break-before="page"/>
      <style:text-properties fo:font-size="15pt" style:font-size-asian="15pt" style:font-size-complex="15pt"/>
    </style:style>
    <style:style style:name="P4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5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6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officeooo:paragraph-rsid="0000a8ae"/>
    </style:style>
    <style:style style:name="P8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0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style:font-size-asian="15pt" style:font-size-complex="15pt" loext:padding="0.0193in" loext:border="0.06pt solid #f7faff"/>
    </style:style>
    <style:style style:name="T4" style:family="text">
      <style:text-properties fo:font-size="15pt" style:font-size-asian="15pt" style:font-size-complex="15pt" loext:padding="0in" loext:border="none"/>
    </style:style>
    <style:style style:name="T5" style:family="text">
      <style:text-properties loext:padding="0.0193in" loext:border="0.06pt solid #f7faff"/>
    </style:style>
    <style:style style:name="T6" style:family="text">
      <style:text-properties fo:font-weight="bold" loext:padding="0in" loext:border="none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1358. Number of Substrings Containing All Three Characters</text:h>
      <text:p text:style-name="P7"><text:span text:style-name="T2">Given a string </text:span><text:span text:style-name="Source_20_Text"><text:span text:style-name="T3">s</text:span></text:span><text:span text:style-name="T2"> consisting only of characters </text:span><text:span text:style-name="Emphasis"><text:span text:style-name="T4">a</text:span></text:span><text:span text:style-name="T2">, </text:span><text:span text:style-name="Emphasis"><text:span text:style-name="T4">b</text:span></text:span><text:span text:style-name="T2"> and </text:span><text:span text:style-name="Emphasis"><text:span text:style-name="T4">c</text:span></text:span><text:span text:style-name="T2">.</text:span></text:p>
      <text:p text:style-name="P8">Return the number of substrings containing <text:span text:style-name="T6">at least</text:span> one occurrence of all these characters <text:span text:style-name="Emphasis"><text:span text:style-name="T1">a</text:span></text:span>, <text:span text:style-name="Emphasis"><text:span text:style-name="T1">b</text:span></text:span> and <text:span text:style-name="Emphasis"><text:span text:style-name="T1">c</text:span></text:span>.</text:p>
      <text:p text:style-name="P8"> </text:p>
      <text:p text:style-name="P8"><text:span text:style-name="Strong_20_Emphasis"><text:span text:style-name="T1">Example 1:</text:span></text:span></text:p>
      <text:p text:style-name="P5"><text:span text:style-name="Strong_20_Emphasis"><text:span text:style-name="T1">Input:</text:span></text:span> s = "abcabc"</text:p>
      <text:p text:style-name="P5"><text:span text:style-name="Strong_20_Emphasis"><text:span text:style-name="T1">Output:</text:span></text:span> 10</text:p>
      <text:p text:style-name="P4"><text:span text:style-name="Strong_20_Emphasis"><text:span text:style-name="T1">Explanation:</text:span></text:span> The substrings containing at least one occurrence of the characters <text:span text:style-name="Emphasis"><text:span text:style-name="T1">a</text:span></text:span>, <text:span text:style-name="Emphasis"><text:span text:style-name="T1">b</text:span></text:span> and <text:span text:style-name="Emphasis"><text:span text:style-name="T1">c are "</text:span></text:span>abc<text:span text:style-name="Emphasis"><text:span text:style-name="T1">", "</text:span></text:span>abca<text:span text:style-name="Emphasis"><text:span text:style-name="T1">", "</text:span></text:span>abcab<text:span text:style-name="Emphasis"><text:span text:style-name="T1">", "</text:span></text:span>abcabc<text:span text:style-name="Emphasis"><text:span text:style-name="T1">", "</text:span></text:span>bca<text:span text:style-name="Emphasis"><text:span text:style-name="T1">", "</text:span></text:span>bcab<text:span text:style-name="Emphasis"><text:span text:style-name="T1">", "</text:span></text:span>bcabc<text:span text:style-name="Emphasis"><text:span text:style-name="T1">", "</text:span></text:span>cab<text:span text:style-name="Emphasis"><text:span text:style-name="T1">", "</text:span></text:span>cabc<text:span text:style-name="Emphasis"><text:span text:style-name="T1">" </text:span></text:span>and<text:span text:style-name="Emphasis"><text:span text:style-name="T1"> "</text:span></text:span>abc<text:span text:style-name="Emphasis"><text:span text:style-name="T1">" </text:span></text:span>(<text:span text:style-name="Strong_20_Emphasis"><text:span text:style-name="T1">again</text:span></text:span>)<text:span text:style-name="Emphasis"><text:span text:style-name="T1">. </text:span></text:span></text:p>
      <text:p text:style-name="P8"><text:span text:style-name="Strong_20_Emphasis"><text:span text:style-name="T1">Example 2:</text:span></text:span></text:p>
      <text:p text:style-name="P5"><text:span text:style-name="Strong_20_Emphasis"><text:span text:style-name="T1">Input:</text:span></text:span> s = "aaacb"</text:p>
      <text:p text:style-name="P5"><text:span text:style-name="Strong_20_Emphasis"><text:span text:style-name="T1">Output:</text:span></text:span> 3</text:p>
      <text:p text:style-name="P4"><text:span text:style-name="Strong_20_Emphasis"><text:span text:style-name="T1">Explanation:</text:span></text:span> The substrings containing at least one occurrence of the characters <text:span text:style-name="Emphasis"><text:span text:style-name="T1">a</text:span></text:span>, <text:span text:style-name="Emphasis"><text:span text:style-name="T1">b</text:span></text:span> and <text:span text:style-name="Emphasis"><text:span text:style-name="T1">c are "</text:span></text:span>aaacb<text:span text:style-name="Emphasis"><text:span text:style-name="T1">", "</text:span></text:span>aacb<text:span text:style-name="Emphasis"><text:span text:style-name="T1">" </text:span></text:span>and<text:span text:style-name="Emphasis"><text:span text:style-name="T1"> "</text:span></text:span>acb<text:span text:style-name="Emphasis"><text:span text:style-name="T1">". </text:span></text:span></text:p>
      <text:p text:style-name="P8"><text:span text:style-name="Strong_20_Emphasis"><text:span text:style-name="T1">Example 3:</text:span></text:span></text:p>
      <text:p text:style-name="P5"><text:span text:style-name="Strong_20_Emphasis"><text:span text:style-name="T1">Input:</text:span></text:span> s = "abc"</text:p>
      <text:p text:style-name="P4"><text:span text:style-name="Strong_20_Emphasis"><text:span text:style-name="T1">Output:</text:span></text:span> 1</text:p>
      <text:p text:style-name="P8"><text:span text:style-name="Strong_20_Emphasis"><text:span text:style-name="T1">Constraints:</text:span></text:span></text:p>
      <text:list text:style-name="L1">
        <text:list-item>
          <text:p text:style-name="P9"><text:span text:style-name="Source_20_Text"><text:span text:style-name="T5"><draw:frame draw:style-name="fr1" draw:name="Object1" text:anchor-type="as-char" svg:y="-0.2161in" svg:width="1.8583in" svg:height="0.261in" draw:z-index="0"><draw:object xlink:href="./Object 1" xlink:type="simple" xlink:show="embed" xlink:actuate="onLoad"/><draw:image xlink:href="./ObjectReplacements/Object 1" xlink:type="simple" xlink:show="embed" xlink:actuate="onLoad"/></draw:frame></text:span></text:span></text:p>
        </text:list-item>
        <text:list-item>
          <text:p text:style-name="P10"><text:span text:style-name="Source_20_Text"><text:span text:style-name="T5">s</text:span></text:span> only consists of <text:span text:style-name="Emphasis"><text:span text:style-name="T1">a</text:span></text:span>, <text:span text:style-name="Emphasis"><text:span text:style-name="T1">b</text:span></text:span> or <text:span text:style-name="Emphasis"><text:span text:style-name="T1">c </text:span></text:span>characters.</text:p>
        </text:list-item>
      </text:list>
      <text:p text:style-name="P7"><text:span text:style-name="T2"/></text:p>
      <text:h text:style-name="P2" text:outline-level="1"/>
      <text:h text:style-name="P3" text:outline-level="1">1358. Number of Substrings Containing All Three Characters</text:h>
      <text:p text:style-name="Standard">/*</text:p>
      <text:p text:style-name="P6"><text:s text:c="4"/>Prefix sums+two pointers (at least(1) ‘a’, at least(1) ‘b’, at least(1) ‘c’)</text:p>
      <text:p text:style-name="Standard"><text:s text:c="4"/>Time complexity: O(n)</text:p>
      <text:p text:style-name="Standard"><text:s text:c="4"/>Space complexity: O(3)=O(1)</text:p>
      <text:p text:style-name="Standard">*/</text:p>
      <text:p text:style-name="Standard">class Solution {</text:p>
      <text:p text:style-name="Standard">public:</text:p>
      <text:p text:style-name="Standard"><text:s text:c="4"/>int numberOfSubstrings(std::string s) {</text:p>
      <text:p text:style-name="Standard"><text:s text:c="8"/>int n=s.size();</text:p>
      <text:p text:style-name="Standard"><text:s text:c="8"/>int count[3]={0};</text:p>
      <text:p text:style-name="Standard"/>
      <text:p text:style-name="Standard"><text:s text:c="8"/>int l=0,ans=0;</text:p>
      <text:p text:style-name="Standard"><text:s text:c="8"/>for(int r=0;r&lt;n;++r){</text:p>
      <text:p text:style-name="Standard"><text:s text:c="12"/>count[s[r]-'a']++;</text:p>
      <text:p text:style-name="Standard"><text:s text:c="12"/>while(count[0]&gt;=1 &amp;&amp; count[1]&gt;=1 &amp;&amp; count[2]&gt;=1){</text:p>
      <text:p text:style-name="Standard"><text:s text:c="16"/>ans+=n-r;</text:p>
      <text:p text:style-name="Standard"><text:s text:c="16"/>count[s[l]-'a']--;</text:p>
      <text:p text:style-name="Standard"><text:s text:c="16"/>l++;</text:p>
      <text:p text:style-name="Standard"><text:s text:c="12"/>}</text:p>
      <text:p text:style-name="Standard"><text:s text:c="8"/>}</text:p>
      <text:p text:style-name="Standard"/>
      <text:p text:style-name="Standard"><text:s text:c="8"/>return ans;</text:p>
      <text:p text:style-name="Standard"><text:s text:c="4"/>}</text:p>
      <text:p text:style-name="Standard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3:19:04.577048837</meta:creation-date>
    <dc:date>2025-03-11T13:20:10.904814398</dc:date>
    <meta:editing-duration>PT1M9S</meta:editing-duration>
    <meta:editing-cycles>1</meta:editing-cycles>
    <meta:document-statistic meta:table-count="0" meta:image-count="0" meta:object-count="1" meta:page-count="2" meta:paragraph-count="41" meta:word-count="182" meta:character-count="1275" meta:non-whitespace-character-count="980"/>
    <meta:generator>LibreOffice/24.2.7.2$Linux_X86_64 LibreOffice_project/420$Build-2</meta:generator>
  </office:meta>
</office:document-meta>
</file>

<file path=Object 1/content.xml><?xml version="1.0" encoding="utf-8"?>
<math xmlns="http://www.w3.org/1998/Math/MathML" display="block">
  <semantics>
    <mrow>
      <mrow>
        <mn>3</mn>
        <mo stretchy="false">≤</mo>
        <mi>s</mi>
      </mrow>
      <mi>.</mi>
      <mrow>
        <mi mathvariant="italic">length</mi>
        <mo stretchy="false">≤</mo>
        <mn>5</mn>
      </mrow>
      <mi>x</mi>
      <msup>
        <mn>10</mn>
        <mn>4</mn>
      </msup>
    </mrow>
    <annotation encoding="StarMath 5.0">3 &lt;= s.length &lt;= 5 x 10^4</annotation>
  </semantics>
</math>
</file>